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ick Stone</text:p>
      <text:p text:style-name="P1">10/5/2019</text:p>
      <text:p text:style-name="P1">Homework 5: Deep nets are easily fooled</text:p>
      <text:p text:style-name="P1"/>
      <text:p text:style-name="P1"/>
      <text:p text:style-name="Standard"><text:tab/>Manipulated images which are perceivable by humans are not always perceivable by computers. Changes to the images as well may not be determinable by humans, but easily classified by computers. How is it that a computer can be so certain that a couple wavy lines is a guitar while at the same time being equally certain the guitar picture is a guitar? Neural networks always seem to miss one critical feature - <text:s/>the ability to determine that you do not know what something is. The ability to recognize something as new and different from anything seen before and to determine that how much that new thing is similar to all the things that are known is something humans inherently do. We come across a new kind of underwater creature. We determine it is halfway between a fish and an octopus and decide it is something new.<text:line-break/><text:line-break/><text:tab/>In this paper, they took the features their dnn had learned and engineered images that fit those features but are explicitly not the labels they correspond to. This tells me that cnn and dnn networks do not actually learn what an object is. Rather they only learn a thin wrapper representing an object. Humans actually do the same. Ours are just a lot more accurate in removing non similar images. <text:s/>This makes me wonder that if we had a more advanced dnn with a large enough set of features, could we trick humans with images that are not actually horses? Could we trick a human with click bait and computer generated faces? This is already a problem actually. In a way, the study in this paper is just a baby in the modern day fight that has come to fruition.<text:line-break/></text:p>
      <text:p text:style-name="Standard"><text:tab/>Evolutionary algorithms are amazing. The ability to generate what you can predict is quite a feat. I don't know if this concept was first introduced in this paper, but this concept is now widely used in many industries.</text:p>
      <text:p text:style-name="Standard"><text:line-break/><text:tab/>I agree with this paper in the DNN's are easily fooled. After all, humans are sometimes easily fooled and they are exponentially more complicated DNN's. This is also a problem that these can be used to exploit neural networks. If we had a machine learning algorithm tracking heat levels at a nuclear power plant and someone could trick it with a fake high confidence image, this could be disastrous. Security is something that must be considered. Also we could generate these models ourselves and use them as negative test cases.</text:p>
      <text:p text:style-name="Standard"/>
      <text:p text:style-name="Standard"><text:tab/>Another thing to consider, are these generated images classified in the same way that we look at clouds and see a horse or an ink blot and see a face? <text:s/>It is my opinion that perhaps imagination works with these same principles in mind. We therefore somewhere in our brain have generative models and the ability to grow from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0-05T11:13:09.51</meta:creation-date>
    <meta:document-statistic meta:table-count="0" meta:image-count="0" meta:object-count="0" meta:page-count="1" meta:paragraph-count="7" meta:word-count="484" meta:character-count="2726"/>
    <dc:date>2019-10-05T11:18:22.80</dc:date>
    <meta:editing-duration>PT5M14S</meta:editing-duration>
    <meta:editing-cycles>1</meta:editing-cycles>
    <meta:generator>OpenOffice/4.1.6$Win32 OpenOffice.org_project/416m1$Build-9790</meta:generator>
  </office:meta>
</office:document-meta>
</file>